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A00000238629F38DAA9171076.png" manifest:media-type="image/png"/>
  <manifest:file-entry manifest:full-path="Pictures/10000001000004270000021822D730B6C3D7312B.png" manifest:media-type="image/png"/>
  <manifest:file-entry manifest:full-path="Pictures/100000010000047C000001C61CCAED8A4B3BBB97.png" manifest:media-type="image/png"/>
  <manifest:file-entry manifest:full-path="Pictures/10000001000004270000020CD086880399884153.png" manifest:media-type="image/png"/>
  <manifest:file-entry manifest:full-path="Pictures/100000010000013F000001C93F0380BAC85F3B21.png" manifest:media-type="image/png"/>
  <manifest:file-entry manifest:full-path="Pictures/10000001000003CF000000A71EBBC64CF72B5959.png" manifest:media-type="image/png"/>
  <manifest:file-entry manifest:full-path="Pictures/10000001000002540000015266C4C5148308FA74.png" manifest:media-type="image/png"/>
  <manifest:file-entry manifest:full-path="Pictures/10000001000002840000016687C7D3C239088645.png" manifest:media-type="image/png"/>
  <manifest:file-entry manifest:full-path="Pictures/1000000100000166000000738E41F3E59F79792B.png" manifest:media-type="image/png"/>
  <manifest:file-entry manifest:full-path="Pictures/10000001000001000000010010C9386AACAD91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00a24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00a24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draw:stroke="none" draw:fill-color="#26a269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3" style:family="graphic" style:parent-style-name="standard">
      <style:graphic-properties draw:stroke="none" draw:fill-color="#406ead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7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11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41cm" fo:min-width="21.08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300a24" draw:opacity="100%"/>
      <style:paragraph-properties fo:text-align="center" style:writing-mode="lr-tb"/>
      <style:text-properties style:language-asian="zh" style:country-asian="TW"/>
    </style:style>
    <style:style style:name="P2" style:family="paragraph">
      <loext:graphic-properties draw:fill-color="#26a269" draw:opacity="100%"/>
      <style:paragraph-properties fo:text-align="center" style:writing-mode="lr-tb"/>
      <style:text-properties style:language-asian="zh" style:country-asian="TW"/>
    </style:style>
    <style:style style:name="P3" style:family="paragraph">
      <loext:graphic-properties draw:fill-color="#406ead" draw:opacity="100%"/>
      <style:paragraph-properties fo:text-align="center" style:writing-mode="lr-tb"/>
      <style:text-properties style:language-asian="zh" style:country-asian="TW"/>
    </style:style>
    <style:style style:name="P4" style:family="paragraph">
      <loext:graphic-properties draw:fill-color="#ffffff" draw:opacity="100%"/>
      <style:paragraph-properties fo:text-align="center" style:writing-mode="lr-tb"/>
      <style:text-properties style:language-asian="zh" style:country-asian="TW"/>
    </style:style>
    <style:style style:name="P5" style:family="paragraph">
      <loext:graphic-properties draw:fill="none" draw:fill-color="#ffffff"/>
      <style:paragraph-properties style:writing-mode="lr-tb"/>
      <style:text-properties fo:color="#26a269" loext:opacity="100%" style:font-name="Source Code Pro1" fo:font-size="40pt" style:font-name-asian="Source Code Pro1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style:font-size-asian="20pt" style:language-asian="zh" style:country-asian="TW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50pt" style:font-size-asian="50pt" style:font-size-complex="50pt"/>
    </style:style>
    <style:style style:name="P10" style:family="paragraph">
      <loext:graphic-properties draw:fill-color="#ffffff"/>
      <style:paragraph-properties style:writing-mode="lr-tb"/>
      <style:text-properties style:language-asian="zh" style:country-asian="TW"/>
    </style:style>
    <style:style style:name="P11" style:family="paragraph">
      <style:paragraph-properties fo:margin-left="0cm" fo:margin-right="0cm" fo:margin-top="0cm" fo:margin-bottom="0cm" fo:line-height="115%" fo:text-indent="0cm"/>
    </style:style>
    <style:style style:name="P12" style:family="paragraph">
      <loext:graphic-properties draw:fill="none" draw:fill-color="#ffffff"/>
      <style:paragraph-properties fo:line-height="115%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T1" style:family="text">
      <style:text-properties fo:color="#26a269" loext:opacity="100%" style:font-name="Source Code Pro1" fo:font-size="26pt" style:font-name-asian="Source Code Pro1" style:font-size-asian="26pt" style:font-size-complex="26pt"/>
    </style:style>
    <style:style style:name="T2" style:family="text">
      <style:text-properties fo:color="#ffffff" loext:opacity="100%" style:font-name="Source Code Pro1" fo:font-size="26pt" style:font-name-asian="Source Code Pro1" style:font-size-asian="26pt" style:font-size-complex="26pt"/>
    </style:style>
    <style:style style:name="T3" style:family="text">
      <style:text-properties fo:color="#406ead" loext:opacity="100%" style:font-name="Source Code Pro1" fo:font-size="26pt" style:font-name-asian="Source Code Pro1" style:font-size-asian="26pt" style:font-size-complex="26pt"/>
    </style:style>
    <style:style style:name="T4" style:family="text">
      <style:text-properties fo:font-size="50pt" style:font-size-asian="50pt" style:font-size-complex="50pt"/>
    </style:style>
    <style:style style:name="T5" style:family="text">
      <style:text-properties fo:font-variant="normal" fo:text-transform="none" fo:color="#26a269" loext:opacity="100%" style:text-outline="false" style:text-line-through-style="none" style:text-line-through-type="none" style:font-name="Source Code Pro1" fo:font-size="26pt" fo:font-style="normal" fo:text-shadow="none" style:text-underline-style="none" fo:font-weight="normal" style:letter-kerning="true" style:font-name-asian="Source Code Pro1" style:font-size-asian="26pt" style:language-asian="zh" style:country-asian="CN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6pt" fo:font-style="normal" fo:text-shadow="none" style:text-underline-style="none" fo:font-weight="normal" style:letter-kerning="true" style:font-name-asian="Source Code Pro1" style:font-size-asian="26pt" style:language-asian="zh" style:country-asian="CN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06ead" loext:opacity="100%" style:text-outline="false" style:text-line-through-style="none" style:text-line-through-type="none" style:font-name="Source Code Pro1" fo:font-size="26pt" fo:font-style="normal" fo:text-shadow="none" style:text-underline-style="none" fo:font-weight="normal" style:letter-kerning="true" style:font-name-asian="Source Code Pro1" style:font-size-asian="26pt" style:language-asian="zh" style:country-asian="CN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9999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bold" style:letter-kerning="true" style:font-name-asian="Source Code Pro1" style:font-size-asian="22pt" style:language-asian="zh" style:country-asian="CN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406ead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4000" loext:opacity="100%" style:text-outline="false" style:text-line-through-style="none" style:text-line-through-type="none" style:font-name="Source Code Pro1" fo:font-size="22pt" fo:font-style="normal" fo:text-shadow="none" style:text-underline-style="none" fo:font-weight="bold" style:letter-kerning="true" style:font-name-asian="Source Code Pro1" style:font-size-asian="22pt" style:language-asian="zh" style:country-asian="CN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ffff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slido</text:span><text:span text:style-name="T2">:</text:span><text:span text:style-name="T3">~</text:span><text:span text:style-name="T2">$</text:span></text:p>
          </draw:text-box>
        </draw:frame>
        <draw:frame draw:style-name="gr6" draw:text-style-name="P6" draw:layer="layout" svg:width="7.451cm" svg:height="7.451cm" svg:x="10.275cm" svg:y="4.15cm">
          <draw:image xlink:href="Pictures/10000001000001000000010010C9386AACAD9178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985cm" svg:height="5.365cm" svg:x="6.508cm" svg:y="5.09cm">
          <draw:text-box>
            <text:p text:style-name="P8"><text:span text:style-name="T4"><text:s/></text:span><text:span text:style-name="T4">指標變數＆函數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5">指標變數</text:span><text:span text:style-name="T6">:</text:span><text:span text:style-name="T7">~</text:span><text:span text:style-name="T3">指標變數</text:span><text:span text:style-name="T3">/</text:span><text:span text:style-name="T3">前言</text:span><text:span text:style-name="T2">$</text:span></text:p>
          </draw:text-box>
        </draw:frame>
        <draw:frame draw:style-name="gr9" draw:text-style-name="P12" draw:layer="layout" svg:width="26.305cm" svg:height="8.091cm" svg:x="1.002cm" svg:y="3.278cm">
          <draw:text-box>
            <text:p text:style-name="P11"><text:span text:style-name="T8">以下是我輸出</text:span><text:span text:style-name="T8">arr</text:span><text:span text:style-name="T8">的結果，獲得了</text:span><text:span text:style-name="T9">0x7ffe2c436a60</text:span><text:span text:style-name="T10">的輸出</text:span></text:p>
            <text:p text:style-name="P11"><text:span text:style-name="T10">這就是一個記憶體位置，也就是</text:span><text:span text:style-name="T11">arr</text:span><text:span text:style-name="T11">是一段記憶體位置</text:span></text:p>
            <text:p text:style-name="P11"><text:span text:style-name="T10"/></text:p>
            <text:p text:style-name="P11"><text:span text:style-name="T12">（更準確的來講，其實是</text:span><text:span text:style-name="T12">arr[0]</text:span><text:span text:style-name="T12">的記憶體位置）</text:span></text:p>
          </draw:text-box>
        </draw:frame>
        <draw:frame draw:style-name="gr6" draw:text-style-name="P6" draw:layer="layout" svg:width="14.39cm" svg:height="8cm" svg:x="0cm" svg:y="7.75cm">
          <draw:image xlink:href="Pictures/10000001000002840000016687C7D3C239088645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5">指標變數</text:span><text:span text:style-name="T6">:</text:span><text:span text:style-name="T7">~</text:span><text:span text:style-name="T3">指標變數</text:span><text:span text:style-name="T3">/</text:span><text:span text:style-name="T3">前言</text:span><text:span text:style-name="T2">$</text:span></text:p>
          </draw:text-box>
        </draw:frame>
        <draw:frame draw:style-name="gr9" draw:text-style-name="P12" draw:layer="layout" svg:width="26.305cm" svg:height="8.091cm" svg:x="1.002cm" svg:y="3.278cm">
          <draw:text-box>
            <text:p text:style-name="P11"><text:span text:style-name="T10">這句話非常特別</text:span></text:p>
            <text:p text:style-name="P11"><text:span text:style-name="T10">代表著</text:span><text:span text:style-name="T10">arr</text:span><text:span text:style-name="T10">實際上存的不是整數、字串、浮點數是一個</text:span><text:span text:style-name="T11">整數的記憶體位置</text:span></text:p>
            <text:p text:style-name="P11"><text:span text:style-name="T11"/></text:p>
            <text:p text:style-name="P11"><text:span text:style-name="T13">等價於有一種變數可以儲存整數的記憶體位置</text:span></text:p>
          </draw:text-box>
        </draw:frame>
        <draw:frame draw:style-name="gr6" draw:text-style-name="P6" draw:layer="layout" svg:width="14.39cm" svg:height="8cm" svg:x="0cm" svg:y="7.75cm">
          <draw:image xlink:href="Pictures/10000001000002840000016687C7D3C239088645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5">指標變數</text:span><text:span text:style-name="T6">:</text:span><text:span text:style-name="T7">~</text:span><text:span text:style-name="T3">指標變數</text:span><text:span text:style-name="T3">/</text:span><text:span text:style-name="T3">前言</text:span><text:span text:style-name="T2">$</text:span></text:p>
          </draw:text-box>
        </draw:frame>
        <draw:frame draw:style-name="gr9" draw:text-style-name="P12" draw:layer="layout" svg:width="26.305cm" svg:height="8.091cm" svg:x="1.002cm" svg:y="3.278cm">
          <draw:text-box>
            <text:p text:style-name="P11"><text:span text:style-name="T10">以上正是指標變數的概念，簡單來說，就是一種型別可以用來儲存記憶體</text:span></text:p>
          </draw:text-box>
        </draw:frame>
        <draw:frame draw:style-name="gr6" draw:text-style-name="P6" draw:layer="layout" svg:width="13.228cm" svg:height="7.502cm" svg:x="1.002cm" svg:y="7.203cm">
          <draw:image xlink:href="Pictures/10000001000002540000015266C4C5148308FA74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宣告變數</text:span><text:span text:style-name="T2">$</text:span></text:p>
          </draw:text-box>
        </draw:frame>
        <draw:frame draw:style-name="gr9" draw:text-style-name="P12" draw:layer="layout" svg:width="26.305cm" svg:height="8.091cm" svg:x="1.002cm" svg:y="3.278cm">
          <draw:text-box>
            <text:p text:style-name="P11"><text:span text:style-name="T10">在</text:span><text:span text:style-name="T10">C++</text:span><text:span text:style-name="T10">中，這種型別必須非常詳細</text:span></text:p>
            <text:p text:style-name="P11"><text:span text:style-name="T10">也就是你必須告訴程式這是</text:span><text:span text:style-name="T13">何種型別的記憶體</text:span></text:p>
          </draw:text-box>
        </draw:frame>
        <draw:frame draw:style-name="gr6" draw:text-style-name="P6" draw:layer="layout" svg:width="23.256cm" svg:height="3.983cm" svg:x="0.874cm" svg:y="10.622cm">
          <draw:image xlink:href="Pictures/10000001000003CF000000A71EBBC64CF72B5959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宣告</text:span><text:span text:style-name="T2">$</text:span></text:p>
          </draw:text-box>
        </draw:frame>
        <draw:frame draw:style-name="gr9" draw:text-style-name="P12" draw:layer="layout" svg:width="26.305cm" svg:height="8.091cm" svg:x="1.002cm" svg:y="3.278cm">
          <draw:text-box>
            <text:p text:style-name="P11"><text:span text:style-name="T10">在宣告中，只要把原本的型別加上一個 </text:span><text:span text:style-name="T14">*</text:span></text:p>
            <text:p text:style-name="P11"><text:span text:style-name="T10">這種變數就可以儲存該型別的記憶體</text:span></text:p>
          </draw:text-box>
        </draw:frame>
        <draw:frame draw:style-name="gr6" draw:text-style-name="P6" draw:layer="layout" svg:width="8.439cm" svg:height="12.09cm" svg:x="18.866cm" svg:y="3.15cm">
          <draw:image xlink:href="Pictures/100000010000013F000001C93F0380BAC85F3B21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賦值</text:span><text:span text:style-name="T2">$</text:span></text:p>
          </draw:text-box>
        </draw:frame>
        <draw:frame draw:style-name="gr9" draw:text-style-name="P12" draw:layer="layout" svg:width="26.305cm" svg:height="8.091cm" svg:x="1.002cm" svg:y="3.278cm">
          <draw:text-box>
            <text:p text:style-name="P11"><text:span text:style-name="T10">請記得，指標</text:span><text:span text:style-name="T13">變數儲存的值為記憶體</text:span></text:p>
            <text:p text:style-name="P11"><text:span text:style-name="T10">對普通變數 </text:span><text:span text:style-name="T14">&amp;</text:span><text:span text:style-name="T10"> </text:span><text:span text:style-name="T10">可以獲得該變數的記憶體</text:span></text:p>
          </draw:text-box>
        </draw:frame>
        <draw:frame draw:style-name="gr6" draw:text-style-name="P6" draw:layer="layout" svg:width="12.15cm" svg:height="6cm" svg:x="1.5cm" svg:y="8cm">
          <draw:image xlink:href="Pictures/10000001000004270000020CD086880399884153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賦值</text:span><text:span text:style-name="T2">$</text:span></text:p>
          </draw:text-box>
        </draw:frame>
        <draw:frame draw:style-name="gr6" draw:text-style-name="P6" draw:layer="layout" svg:width="22.86cm" svg:height="9.04cm" svg:x="1.27cm" svg:y="6.2cm">
          <draw:image xlink:href="Pictures/100000010000047C000001C61CCAED8A4B3BBB97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取值</text:span><text:span text:style-name="T2">$</text:span></text:p>
          </draw:text-box>
        </draw:frame>
        <draw:frame draw:style-name="gr9" draw:text-style-name="P12" draw:layer="layout" svg:width="26.305cm" svg:height="8.091cm" svg:x="1.002cm" svg:y="3.278cm">
          <draw:text-box>
            <text:p text:style-name="P11"><text:span text:style-name="T10">請記得，指標</text:span><text:span text:style-name="T13">變數儲存的值為記憶體</text:span></text:p>
            <text:p text:style-name="P11"><text:span text:style-name="T10">對指標變數 </text:span><text:span text:style-name="T14">*</text:span><text:span text:style-name="T10"> </text:span><text:span text:style-name="T10">可以獲得該指標變數所指向的值</text:span></text:p>
          </draw:text-box>
        </draw:frame>
        <draw:frame draw:style-name="gr6" draw:text-style-name="P6" draw:layer="layout" svg:width="11.9cm" svg:height="6cm" svg:x="1.5cm" svg:y="8cm">
          <draw:image xlink:href="Pictures/10000001000004270000021822D730B6C3D7312B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取值</text:span><text:span text:style-name="T2">$</text:span></text:p>
          </draw:text-box>
        </draw:frame>
        <draw:frame draw:style-name="gr6" draw:text-style-name="P6" draw:layer="layout" svg:width="7.887cm" svg:height="11.852cm" svg:x="1.27cm" svg:y="3.255cm">
          <draw:image xlink:href="Pictures/100000010000017A00000238629F38DAA9171076.png" xlink:type="simple" xlink:show="embed" xlink:actuate="onLoad" draw:mime-type="image/png">
            <text:p/>
          </draw:image>
        </draw:frame>
        <draw:frame draw:style-name="gr6" draw:text-style-name="P6" draw:layer="layout" svg:width="11.448cm" svg:height="3.677cm" svg:x="10.16cm" svg:y="11.43cm">
          <draw:image xlink:href="Pictures/1000000100000166000000738E41F3E59F79792B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2" draw:id="id1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應用</text:span><text:span text:style-name="T2">$</text:span></text:p>
          </draw:text-box>
        </draw:frame>
        <draw:frame draw:style-name="gr9" draw:text-style-name="P12" draw:layer="layout" svg:width="26.305cm" svg:height="8.091cm" svg:x="1.004cm" svg:y="3.28cm">
          <draw:text-box>
            <text:p text:style-name="P11"><text:span text:style-name="T10">為何不直接使用變數呢？主要是因為未來內容的</text:span><text:span text:style-name="T10">: </text:span><text:span text:style-name="T10">函數</text:span></text:p>
            <text:p text:style-name="P11"><text:span text:style-name="T10">可以透過指標變數直接修改值或是直接存取</text:span></text:p>
            <text:p text:style-name="P11"><text:span text:style-name="T10"/></text:p>
            <text:p text:style-name="P11"><text:span text:style-name="T12">聽不懂嗎？等下禮拜吧 </text:span><text:span text:style-name="T12">:D</text:span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結語</text:span><text:span text:style-name="T2">$</text:span></text:p>
          </draw:text-box>
        </draw:frame>
        <draw:frame draw:style-name="gr9" draw:text-style-name="P12" draw:layer="layout" svg:width="26.305cm" svg:height="8.091cm" svg:x="1.003cm" svg:y="3.279cm">
          <draw:text-box>
            <text:p text:style-name="P11"><text:span text:style-name="T10">以上就是指標變數的</text:span><text:span text:style-name="T11">基本概念</text:span><text:span text:style-name="T10">，我們只有講到非常皮毛的部份</text:span></text:p>
            <text:p text:style-name="P11"><text:span text:style-name="T10">其他部份可以在題單找到詳細的介紹影片</text:span></text:p>
            <text:p text:style-name="P11"><text:span text:style-name="T10"/></text:p>
            <text:p text:style-name="P11"><text:span text:style-name="T10">並且，對於未來的</text:span><text:span text:style-name="T10">STL</text:span><text:span text:style-name="T10">，也有類似的東西叫做</text:span><text:span text:style-name="T10">iterator</text:span></text:p>
            <text:p text:style-name="P11"><text:span text:style-name="T10">不論是在考檢定或是競程上也是有作用的</text:span></text:p>
            <text:p text:style-name="P11"><text:span text:style-name="T10">因此在此時就得先建立起記憶體的概念</text:span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style:font-name-asian="Noto Sans CJK SC" style:font-family-asian="'Noto Sans CJK SC'" style:font-family-generic-asian="system" style:font-pitch-asian="variable" style:language-asian="zh" style:country-asian="CN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name-asian="Noto Sans CJK SC" style:font-family-asian="'Noto Sans CJK SC'" style:font-family-generic-asian="system" style:font-pitch-asian="variable" style:language-asian="zh" style:country-asian="CN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19:09:22.867694361</meta:creation-date>
    <meta:editing-duration>PT3H26M24S</meta:editing-duration>
    <meta:editing-cycles>13</meta:editing-cycles>
    <meta:generator>LibreOffice/7.3.7.2$Linux_X86_64 LibreOffice_project/30$Build-2</meta:generator>
    <dc:title>terminal</dc:title>
    <dc:date>2022-11-25T04:54:13.147544290</dc:date>
    <meta:document-statistic meta:object-count="132"/>
  </office:meta>
</office:document-meta>
</file>